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AA00001327000001626CDF7C18.svm" manifest:media-type=""/>
  <manifest:file-entry manifest:full-path="Pictures/2000005200000A32000001021EB15655.svm" manifest:media-type=""/>
  <manifest:file-entry manifest:full-path="Pictures/100000000000000800000008DD0ADA29.png" manifest:media-type="image/png"/>
  <manifest:file-entry manifest:full-path="Pictures/1000000000000189000001250609F27D.png" manifest:media-type="image/png"/>
  <manifest:file-entry manifest:full-path="Pictures/200000AA00000E93000004084BB7DB8E.svm" manifest:media-type=""/>
  <manifest:file-entry manifest:full-path="Pictures/2000009200000C55000004086C2B9366.svm" manifest:media-type=""/>
  <manifest:file-entry manifest:full-path="Pictures/2000002A000004ED000000F42DAB6A9C.svm" manifest:media-type=""/>
  <manifest:file-entry manifest:full-path="Pictures/2000000A000001D7000001EF8960751A.svm" manifest:media-type=""/>
  <manifest:file-entry manifest:full-path="Pictures/2000009200000C550000040377B4F272.svm" manifest:media-type=""/>
  <manifest:file-entry manifest:full-path="Pictures/10000000000001F900000245C949286A.png" manifest:media-type="image/png"/>
  <manifest:file-entry manifest:full-path="Pictures/2000001200000198000000FEAA047193.svm" manifest:media-type=""/>
  <manifest:file-entry manifest:full-path="Pictures/10000000000001B9000001100C6401F6.png" manifest:media-type="image/png"/>
  <manifest:file-entry manifest:full-path="Pictures/200000220000042500000102005109E3.svm" manifest:media-type=""/>
  <manifest:file-entry manifest:full-path="Pictures/2000005200000A3200000102A46DA07A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Ultrafine_20_Dashed" draw:fill="bitmap" draw:fill-color="#ccffff" draw:fill-image-name="Empty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9" style:family="graphic" style:parent-style-name="standard">
      <style:graphic-properties TexMathsArgs="24§display§-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6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ff" draw:fill="none" draw:fill-color="#ff00ff" draw:textarea-vertical-align="middle"/>
    </style:style>
    <style:style style:name="gr14" style:family="graphic" style:parent-style-name="objectwithoutfill">
      <style:graphic-properties draw:marker-end="Arrow" draw:marker-end-width="0.3cm" draw:fill="none" draw:fill-color="#ff00ff" draw:textarea-vertical-align="middle"/>
    </style:style>
    <style:style style:name="gr15" style:family="graphic" style:parent-style-name="standard">
      <style:graphic-properties TexMathsArgs="16§display§y=sign(x1*w1+x2*w2-\theta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6§display§\Delta w1 = \alpha * x1 * 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6§display§\Delta w2 = \alpha * x2 * 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6§display§w0=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6§display§x0=-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6§display§y=sign(\sum_{i=0}^2 x_i * w_i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.1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.1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.1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.8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.895cm"/>
    </style:style>
    <style:style style:name="gr27" style:family="graphic" style:parent-style-name="objectwithoutfill">
      <style:graphic-properties draw:stroke="dash" draw:stroke-dash="Fine_20_Dashed_20__28_var_29_" svg:stroke-color="#0000ff" draw:fill="none" draw:fill-color="#ff00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0cm"/>
    </style:style>
    <style:style style:name="gr30" style:family="graphic" style:parent-style-name="objectwithoutfill">
      <style:graphic-properties draw:stroke="dash" draw:stroke-dash="Fine_20_Dashed_20__28_var_29_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TexMathsArgs="16§display§y=sign(\sum_{i=1}^k x_i * w_i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6§display§y=sigmoid(\sum_{i=1}^k x_i * w_i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svg:stroke-color="#0000ff" draw:fill="none" draw:textarea-vertical-align="middl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text-properties style:font-size-asian="18pt"/>
    </style:style>
    <style:style style:name="P5" style:family="paragraph"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2.467cm" svg:height="8.196cm" svg:x="1.733cm" svg:y="5.204cm">
          <draw:image xlink:href="Pictures/10000000000001B9000001100C6401F6.png" xlink:type="simple" xlink:show="embed" xlink:actuate="onLoad">
            <text:p/>
          </draw:image>
        </draw:frame>
        <draw:frame draw:style-name="gr1" draw:text-style-name="P1" draw:layer="layout" svg:width="10.397cm" svg:height="7.751cm" svg:x="15.6cm" svg:y="5.4cm">
          <draw:image xlink:href="Pictures/1000000000000189000001250609F27D.png" xlink:type="simple" xlink:show="embed" xlink:actuate="onLoad">
            <text:p/>
          </draw:image>
        </draw:frame>
        <draw:frame draw:style-name="gr2" draw:layer="layout" svg:width="6.677cm" svg:height="1.047cm" svg:x="3cm" svg:y="14cm">
          <draw:text-box>
            <text:p>(a) 單一神經元的模型</text:p>
          </draw:text-box>
        </draw:frame>
        <draw:frame draw:style-name="gr2" draw:layer="layout" svg:width="5.445cm" svg:height="1.047cm" svg:x="18.123cm" svg:y="13.8cm">
          <draw:text-box>
            <text:p><text:span text:style-name="T1">(b)</text:span> 單層神經網路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draw:style-name="gr1" draw:text-style-name="P1" draw:layer="layout" svg:width="13.36cm" svg:height="15.371cm" svg:x="8cm" svg:y="4.029cm">
          <draw:image xlink:href="Pictures/10000000000001F900000245C94928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2T1">
        <draw:custom-shape draw:style-name="gr4" draw:text-style-name="P1" draw:layer="layout" svg:width="7.174cm" svg:height="2.967cm" svg:x="5.176cm" svg:y="8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74cm" svg:height="2.072cm" svg:x="17.526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5" draw:text-style-name="P1" draw:layer="layout" svg:width="2.2cm" svg:height="2cm" svg:x="5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67cm" svg:height="0.963cm" svg:x="2.7cm" svg:y="6.718cm">
          <draw:text-box>
            <text:p><text:span text:style-name="T2">x1</text:span></text:p>
          </draw:text-box>
        </draw:frame>
        <draw:frame draw:style-name="gr6" draw:text-style-name="P2" draw:layer="layout" svg:width="1.167cm" svg:height="1.118cm" svg:x="2.605cm" svg:y="10.718cm">
          <draw:text-box>
            <text:p><text:span text:style-name="T2">x2</text:span></text:p>
          </draw:text-box>
        </draw:frame>
        <draw:line draw:style-name="gr7" draw:text-style-name="P1" draw:layer="layout" svg:x1="3.3cm" svg:y1="8cm" svg:x2="6.1cm" svg:y2="9.6cm">
          <text:p/>
        </draw:line>
        <draw:line draw:style-name="gr7" draw:text-style-name="P1" draw:layer="layout" svg:x1="3.3cm" svg:y1="12cm" svg:x2="6.1cm" svg:y2="10.8cm">
          <text:p/>
        </draw:line>
        <draw:frame draw:style-name="gr2" draw:layer="layout" svg:width="1.298cm" svg:height="0.963cm" svg:x="3.9cm" svg:y="7.5cm">
          <draw:text-box>
            <text:p>w1</text:p>
          </draw:text-box>
        </draw:frame>
        <draw:frame draw:style-name="gr2" draw:layer="layout" svg:width="1.298cm" svg:height="0.963cm" svg:x="3.902cm" svg:y="10.437cm">
          <draw:text-box>
            <text:p>w2</text:p>
          </draw:text-box>
        </draw:frame>
        <draw:line draw:style-name="gr7" draw:text-style-name="P1" draw:layer="layout" svg:x1="8.1cm" svg:y1="10.2cm" svg:x2="13cm" svg:y2="10.2cm">
          <text:p/>
        </draw:line>
        <draw:frame draw:style-name="gr8" draw:text-style-name="P2" draw:layer="layout" svg:width="0.811cm" svg:height="0.963cm" svg:x="13cm" svg:y="9.637cm">
          <draw:text-box>
            <text:p><text:span text:style-name="T2">y</text:span></text:p>
          </draw:text-box>
        </draw:frame>
        <draw:custom-shape draw:style-name="gr5" draw:text-style-name="P1" draw:layer="layout" svg:width="1.374cm" svg:height="1.2cm" svg:x="8.5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677cm" svg:height="1.047cm" svg:x="3.3cm" svg:y="14.2cm">
          <draw:text-box>
            <text:p>(a) 感知器的結構模型</text:p>
          </draw:text-box>
        </draw:frame>
        <draw:frame draw:style-name="gr9" draw:text-style-name="P1" draw:layer="layout" svg:width="0.974cm" svg:height="0.607cm" svg:x="8.7cm" svg:y="9.895cm">
          <draw:image xlink:href="Pictures/2000001200000198000000FEAA047193.svm" xlink:type="simple" xlink:show="embed" xlink:actuate="onLoad">
            <text:p/>
          </draw:image>
        </draw:frame>
        <draw:frame draw:style-name="gr10" draw:text-style-name="P1" draw:layer="layout" svg:width="0.752cm" svg:height="0.79cm" svg:x="6.566cm" svg:y="9.833cm">
          <draw:image xlink:href="Pictures/2000000A000001D7000001EF8960751A.svm" xlink:type="simple" xlink:show="embed" xlink:actuate="onLoad">
            <text:p/>
          </draw:image>
        </draw:frame>
        <draw:custom-shape draw:style-name="gr5" draw:text-style-name="P1" draw:layer="layout" svg:width="0.4cm" svg:height="0.4cm" svg:x="14.289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4.289cm" svg:y="1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67cm" svg:height="0.963cm" svg:x="14.089cm" svg:y="7cm">
          <draw:text-box>
            <text:p><text:span text:style-name="T2">x1</text:span></text:p>
          </draw:text-box>
        </draw:frame>
        <draw:frame draw:style-name="gr6" draw:text-style-name="P2" draw:layer="layout" svg:width="1.167cm" svg:height="1.118cm" svg:x="13.994cm" svg:y="11cm">
          <draw:text-box>
            <text:p><text:span text:style-name="T2">x2</text:span></text:p>
          </draw:text-box>
        </draw:frame>
        <draw:line draw:style-name="gr7" draw:text-style-name="P1" draw:layer="layout" svg:x1="14.689cm" svg:y1="8.282cm" svg:x2="17.489cm" svg:y2="9.882cm">
          <text:p/>
        </draw:line>
        <draw:line draw:style-name="gr7" draw:text-style-name="P1" draw:layer="layout" svg:x1="14.689cm" svg:y1="12.282cm" svg:x2="17.489cm" svg:y2="11.082cm">
          <text:p/>
        </draw:line>
        <draw:frame draw:style-name="gr2" xml:id="id4" draw:id="id4" draw:layer="layout" svg:width="1.298cm" svg:height="0.963cm" svg:x="15.689cm" svg:y="8.082cm">
          <draw:text-box>
            <text:p>w1</text:p>
          </draw:text-box>
        </draw:frame>
        <draw:frame draw:style-name="gr2" xml:id="id5" draw:id="id5" draw:layer="layout" svg:width="1.298cm" svg:height="0.963cm" svg:x="15.591cm" svg:y="10.719cm">
          <draw:text-box>
            <text:p>w2</text:p>
          </draw:text-box>
        </draw:frame>
        <draw:frame draw:style-name="gr8" draw:text-style-name="P2" xml:id="id3" draw:id="id3" draw:layer="layout" svg:width="0.811cm" svg:height="0.963cm" svg:x="22.789cm" svg:y="9.982cm">
          <draw:text-box>
            <text:p><text:span text:style-name="T2">y</text:span></text:p>
          </draw:text-box>
        </draw:frame>
        <draw:frame draw:style-name="gr2" draw:layer="layout" svg:width="6.042cm" svg:height="1.047cm" svg:x="17.323cm" svg:y="14.153cm">
          <draw:text-box>
            <text:p>(b) 權重的調整方法</text:p>
          </draw:text-box>
        </draw:frame>
        <draw:frame draw:style-name="gr11" draw:text-style-name="P2" xml:id="id1" draw:id="id1" draw:layer="layout" svg:width="1.162cm" svg:height="1.163cm" svg:x="22.4cm" svg:y="8cm">
          <draw:text-box>
            <text:p><text:span text:style-name="T2">yd</text:span></text:p>
          </draw:text-box>
        </draw:frame>
        <draw:custom-shape draw:style-name="gr12" draw:text-style-name="P1" xml:id="id2" draw:id="id2" draw:layer="layout" svg:width="1.4cm" svg:height="1.4cm" svg:x="24cm" svg:y="8.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3.562cm" svg:y1="8.581cm" svg:x2="24.205cm" svg:y2="8.905cm" draw:start-shape="id1" draw:start-glue-point="1" draw:end-shape="id2" draw:end-glue-point="5" svg:d="m23562 8581 643 324">
          <text:p/>
        </draw:connector>
        <draw:connector draw:style-name="gr7" draw:text-style-name="P1" draw:layer="layout" draw:type="line" svg:x1="23.6cm" svg:y1="10.463cm" svg:x2="24.205cm" svg:y2="9.895cm" draw:start-shape="id3" draw:start-glue-point="1" draw:end-shape="id2" draw:end-glue-point="7" svg:d="m23600 10463 605-568">
          <text:p/>
        </draw:connector>
        <draw:frame draw:style-name="gr2" draw:layer="layout" svg:width="0.853cm" svg:height="0.963cm" svg:x="26.3cm" svg:y="8.9cm">
          <draw:text-box>
            <text:p>e</text:p>
          </draw:text-box>
        </draw:frame>
        <draw:connector draw:style-name="gr7" draw:text-style-name="P1" draw:layer="layout" draw:type="curve" svg:x1="25.4cm" svg:y1="9.4cm" svg:x2="16.338cm" svg:y2="8.082cm" draw:start-shape="id2" draw:start-glue-point="10" draw:end-shape="id4" draw:end-glue-point="0" svg:d="m25400 9400c826 0 688-909-1783-1426s-7279-642-7279 108">
          <text:p/>
        </draw:connector>
        <draw:connector draw:style-name="gr7" draw:text-style-name="P1" draw:layer="layout" draw:type="curve" svg:x1="25.4cm" svg:y1="9.4cm" svg:x2="16.24cm" svg:y2="11.682cm" draw:start-shape="id2" draw:start-glue-point="10" draw:end-shape="id5" draw:end-glue-point="2" svg:d="m25400 9400c826 0 688 1391-1808 2149s-7352 883-7352 133">
          <text:p/>
        </draw:connector>
        <draw:custom-shape draw:style-name="gr5" draw:text-style-name="P1" draw:layer="layout" svg:width="1.374cm" svg:height="1.2cm" svg:x="10.426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10.426cm" svg:y1="10.6cm" svg:x2="11cm" svg:y2="10.6cm">
          <text:p/>
        </draw:line>
        <draw:line draw:style-name="gr13" draw:text-style-name="P1" draw:layer="layout" svg:x1="11cm" svg:y1="9.8cm" svg:x2="11.8cm" svg:y2="9.8cm">
          <text:p/>
        </draw:line>
        <draw:line draw:style-name="gr13" draw:text-style-name="P1" draw:layer="layout" svg:x1="11cm" svg:y1="9.8cm" svg:x2="11cm" svg:y2="10.6cm">
          <text:p/>
        </draw:line>
        <draw:frame draw:style-name="gr2" draw:layer="layout" svg:width="1.7cm" svg:height="0.963cm" svg:x="8.1cm" svg:y="8.637cm">
          <draw:text-box>
            <text:p>step</text:p>
          </draw:text-box>
        </draw:frame>
        <draw:frame draw:style-name="gr2" draw:layer="layout" svg:width="1.7cm" svg:height="0.963cm" svg:x="18.9cm" svg:y="10cm">
          <draw:text-box>
            <text:p>step</text:p>
          </draw:text-box>
        </draw:frame>
        <draw:line draw:style-name="gr14" draw:text-style-name="P1" draw:layer="layout" svg:x1="22cm" svg:y1="10.6cm" svg:x2="23cm" svg:y2="10.6cm">
          <text:p/>
        </draw:line>
        <draw:frame draw:style-name="gr15" draw:text-style-name="P1" draw:layer="layout" svg:width="7.843cm" svg:height="0.565cm" svg:x="4.357cm" svg:y="6.2cm">
          <draw:image xlink:href="Pictures/200000AA00001327000001626CDF7C18.svm" xlink:type="simple" xlink:show="embed" xlink:actuate="onLoad">
            <text:p/>
          </draw:image>
        </draw:frame>
        <draw:frame draw:style-name="gr16" draw:text-style-name="P1" draw:layer="layout" svg:width="4.173cm" svg:height="0.411cm" svg:x="17.6cm" svg:y="6.635cm">
          <draw:image xlink:href="Pictures/2000005200000A32000001021EB15655.svm" xlink:type="simple" xlink:show="embed" xlink:actuate="onLoad">
            <text:p/>
          </draw:image>
        </draw:frame>
        <draw:frame draw:style-name="gr17" draw:text-style-name="P1" draw:layer="layout" svg:width="4.173cm" svg:height="0.411cm" svg:x="17.6cm" svg:y="12.6cm">
          <draw:image xlink:href="Pictures/2000005200000A3200000102A46DA07A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4" draw:text-style-name="P1" draw:layer="layout" svg:width="7.174cm" svg:height="2.967cm" svg:x="5.176cm" svg:y="8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5" draw:text-style-name="P1" draw:layer="layout" svg:width="2.2cm" svg:height="2cm" svg:x="5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67cm" svg:height="0.963cm" svg:x="2.7cm" svg:y="6.718cm">
          <draw:text-box>
            <text:p><text:span text:style-name="T2">x1</text:span></text:p>
          </draw:text-box>
        </draw:frame>
        <draw:frame draw:style-name="gr6" draw:text-style-name="P2" draw:layer="layout" svg:width="1.167cm" svg:height="1.118cm" svg:x="2.605cm" svg:y="10.718cm">
          <draw:text-box>
            <text:p><text:span text:style-name="T2">x2</text:span></text:p>
          </draw:text-box>
        </draw:frame>
        <draw:line draw:style-name="gr7" draw:text-style-name="P1" draw:layer="layout" svg:x1="3.3cm" svg:y1="8cm" svg:x2="6.1cm" svg:y2="9.6cm">
          <text:p/>
        </draw:line>
        <draw:line draw:style-name="gr7" draw:text-style-name="P1" draw:layer="layout" svg:x1="3.3cm" svg:y1="12cm" svg:x2="6.1cm" svg:y2="10.8cm">
          <text:p/>
        </draw:line>
        <draw:frame draw:style-name="gr2" draw:text-style-name="P3" draw:layer="layout" svg:width="1.298cm" svg:height="0.963cm" svg:x="3.9cm" svg:y="7.5cm">
          <draw:text-box>
            <text:p><text:span text:style-name="T3">w1</text:span></text:p>
          </draw:text-box>
        </draw:frame>
        <draw:frame draw:style-name="gr2" draw:text-style-name="P3" draw:layer="layout" svg:width="1.298cm" svg:height="0.963cm" svg:x="3.902cm" svg:y="10.437cm">
          <draw:text-box>
            <text:p><text:span text:style-name="T3">w2</text:span></text:p>
          </draw:text-box>
        </draw:frame>
        <draw:line draw:style-name="gr7" draw:text-style-name="P1" draw:layer="layout" svg:x1="8.1cm" svg:y1="10.2cm" svg:x2="13cm" svg:y2="10.2cm">
          <text:p/>
        </draw:line>
        <draw:frame draw:style-name="gr2" draw:text-style-name="P4" draw:layer="layout" svg:width="10.018cm" svg:height="1.047cm" svg:x="3.382cm" svg:y="12.706cm">
          <draw:text-box>
            <text:p><text:span text:style-name="T4">(a) </text:span><text:span text:style-name="T4">加入 </text:span><text:span text:style-name="T4">w0 </text:span><text:span text:style-name="T4">的感知器的結構模型</text:span></text:p>
          </draw:text-box>
        </draw:frame>
        <draw:frame draw:style-name="gr10" draw:text-style-name="P1" draw:layer="layout" svg:width="0.752cm" svg:height="0.79cm" svg:x="6.566cm" svg:y="9.833cm">
          <draw:image xlink:href="Pictures/2000000A000001D7000001EF8960751A.svm" xlink:type="simple" xlink:show="embed" xlink:actuate="onLoad">
            <text:p/>
          </draw:image>
        </draw:frame>
        <draw:custom-shape draw:style-name="gr5" draw:text-style-name="P1" draw:layer="layout" svg:width="1.374cm" svg:height="1.2cm" svg:x="10.326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10.326cm" svg:y1="10.6cm" svg:x2="10.9cm" svg:y2="10.6cm">
          <text:p/>
        </draw:line>
        <draw:line draw:style-name="gr13" draw:text-style-name="P1" draw:layer="layout" svg:x1="10.9cm" svg:y1="9.8cm" svg:x2="11.7cm" svg:y2="9.8cm">
          <text:p/>
        </draw:line>
        <draw:line draw:style-name="gr13" draw:text-style-name="P1" draw:layer="layout" svg:x1="10.9cm" svg:y1="9.8cm" svg:x2="10.9cm" svg:y2="10.6cm">
          <text:p/>
        </draw:line>
        <draw:frame draw:style-name="gr2" draw:text-style-name="P3" draw:layer="layout" svg:width="1.7cm" svg:height="0.963cm" svg:x="8.1cm" svg:y="8.637cm">
          <draw:text-box>
            <text:p><text:span text:style-name="T3">step</text:span></text:p>
          </draw:text-box>
        </draw:frame>
        <draw:line draw:style-name="gr7" draw:text-style-name="P1" draw:layer="layout" svg:x1="7.2cm" svg:y1="6.8cm" svg:x2="7.2cm" svg:y2="9.2cm">
          <text:p/>
        </draw:line>
        <draw:frame draw:style-name="gr18" draw:text-style-name="P1" draw:layer="layout" svg:width="1.696cm" svg:height="0.411cm" svg:x="7.504cm" svg:y="7.4cm">
          <draw:image xlink:href="Pictures/200000220000042500000102005109E3.svm" xlink:type="simple" xlink:show="embed" xlink:actuate="onLoad">
            <text:p/>
          </draw:image>
        </draw:frame>
        <draw:frame draw:style-name="gr19" draw:text-style-name="P1" draw:layer="layout" svg:width="2.016cm" svg:height="0.389cm" svg:x="6.4cm" svg:y="5.989cm">
          <draw:image xlink:href="Pictures/2000002A000004ED000000F42DAB6A9C.svm" xlink:type="simple" xlink:show="embed" xlink:actuate="onLoad">
            <text:p/>
          </draw:image>
        </draw:frame>
        <draw:frame draw:style-name="gr20" draw:text-style-name="P1" draw:layer="layout" svg:width="5.048cm" svg:height="1.642cm" svg:x="13.406cm" svg:y="9.358cm">
          <draw:image xlink:href="Pictures/2000009200000C550000040377B4F272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custom-shape draw:style-name="gr21" draw:text-style-name="P1" draw:layer="layout" svg:width="0.6cm" svg:height="0.6cm" svg:x="7.8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3.2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443cm" svg:height="1.047cm" svg:x="8.757cm" svg:y="13.553cm">
          <draw:text-box>
            <text:p>輸出 1</text:p>
          </draw:text-box>
        </draw:frame>
        <draw:frame draw:style-name="gr2" draw:layer="layout" svg:width="2.443cm" svg:height="1.047cm" svg:x="4.157cm" svg:y="13.553cm">
          <draw:text-box>
            <text:p>輸出 0</text:p>
          </draw:text-box>
        </draw:frame>
        <draw:g>
          <draw:line draw:style-name="gr7" draw:text-style-name="P1" draw:layer="layout" svg:x1="2.691cm" svg:y1="10.588cm" svg:x2="7.938cm" svg:y2="10.588cm">
            <text:p/>
          </draw:line>
          <draw:line draw:style-name="gr7" draw:text-style-name="P1" draw:layer="layout" svg:x1="2.691cm" svg:y1="10.588cm" svg:x2="2.691cm" svg:y2="5.831cm">
            <text:p/>
          </draw:line>
          <draw:frame draw:style-name="gr22" draw:layer="layout" svg:width="0.952cm" svg:height="0.992cm" svg:x="2.183cm" svg:y="10.79cm">
            <draw:text-box>
              <text:p>0</text:p>
            </draw:text-box>
          </draw:frame>
          <draw:frame draw:style-name="gr23" draw:layer="layout" svg:width="0.953cm" svg:height="0.992cm" svg:x="5.862cm" svg:y="10.79cm">
            <draw:text-box>
              <text:p>1</text:p>
            </draw:text-box>
          </draw:frame>
          <draw:frame draw:style-name="gr24" draw:layer="layout" svg:width="0.952cm" svg:height="1.02cm" svg:x="1.8cm" svg:y="7.02cm">
            <draw:text-box>
              <text:p>1</text:p>
            </draw:text-box>
          </draw:frame>
          <draw:custom-shape draw:style-name="gr5" draw:text-style-name="P1" draw:layer="layout" svg:width="0.506cm" svg:height="0.509cm" svg:x="2.438cm" svg:y="7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508cm" svg:height="0.51cm" svg:x="2.397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508cm" svg:height="0.51cm" svg:x="5.907cm" svg:y="7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507cm" svg:height="0.51cm" svg:x="5.992cm" svg:y="10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layer="layout" svg:width="2.017cm" svg:height="0.992cm" svg:x="6.583cm" svg:y="6.68cm">
            <draw:text-box>
              <text:p>(1,1)</text:p>
            </draw:text-box>
          </draw:frame>
          <draw:frame draw:style-name="gr26" draw:layer="layout" svg:width="2.054cm" svg:height="0.992cm" svg:x="3.673cm" svg:y="11.608cm">
            <draw:text-box>
              <text:p>AND</text:p>
            </draw:text-box>
          </draw:frame>
        </draw:g>
        <draw:line draw:style-name="gr7" draw:text-style-name="P1" draw:layer="layout" svg:x1="10.091cm" svg:y1="10.588cm" svg:x2="15.338cm" svg:y2="10.588cm">
          <text:p/>
        </draw:line>
        <draw:line draw:style-name="gr7" draw:text-style-name="P1" draw:layer="layout" svg:x1="10.091cm" svg:y1="10.588cm" svg:x2="10.091cm" svg:y2="5.831cm">
          <text:p/>
        </draw:line>
        <draw:frame draw:style-name="gr22" draw:layer="layout" svg:width="0.952cm" svg:height="0.992cm" svg:x="9.583cm" svg:y="10.79cm">
          <draw:text-box>
            <text:p>0</text:p>
          </draw:text-box>
        </draw:frame>
        <draw:frame draw:style-name="gr23" draw:layer="layout" svg:width="0.953cm" svg:height="0.992cm" svg:x="13.262cm" svg:y="10.79cm">
          <draw:text-box>
            <text:p>1</text:p>
          </draw:text-box>
        </draw:frame>
        <draw:frame draw:style-name="gr24" draw:layer="layout" svg:width="0.952cm" svg:height="1.02cm" svg:x="9.2cm" svg:y="7.02cm">
          <draw:text-box>
            <text:p>1</text:p>
          </draw:text-box>
        </draw:frame>
        <draw:custom-shape draw:style-name="gr21" draw:text-style-name="P1" draw:layer="layout" svg:width="0.506cm" svg:height="0.509cm" svg:x="9.838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1cm" svg:x="9.797cm" svg:y="10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508cm" svg:height="0.51cm" svg:x="13.307cm" svg:y="7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507cm" svg:height="0.51cm" svg:x="13.392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layer="layout" svg:width="2.017cm" svg:height="0.992cm" svg:x="13.983cm" svg:y="6.68cm">
          <draw:text-box>
            <text:p>(1,1)</text:p>
          </draw:text-box>
        </draw:frame>
        <draw:frame draw:style-name="gr26" draw:layer="layout" svg:width="2.054cm" svg:height="0.992cm" svg:x="11.073cm" svg:y="11.608cm">
          <draw:text-box>
            <text:p>OR</text:p>
          </draw:text-box>
        </draw:frame>
        <draw:line draw:style-name="gr7" draw:text-style-name="P1" draw:layer="layout" svg:x1="17.691cm" svg:y1="10.557cm" svg:x2="22.938cm" svg:y2="10.557cm">
          <text:p/>
        </draw:line>
        <draw:line draw:style-name="gr7" draw:text-style-name="P1" draw:layer="layout" svg:x1="17.691cm" svg:y1="10.557cm" svg:x2="17.691cm" svg:y2="5.8cm">
          <text:p/>
        </draw:line>
        <draw:frame draw:style-name="gr22" draw:layer="layout" svg:width="0.952cm" svg:height="0.992cm" svg:x="17.183cm" svg:y="10.759cm">
          <draw:text-box>
            <text:p>0</text:p>
          </draw:text-box>
        </draw:frame>
        <draw:frame draw:style-name="gr23" draw:layer="layout" svg:width="0.953cm" svg:height="0.992cm" svg:x="20.862cm" svg:y="10.759cm">
          <draw:text-box>
            <text:p>1</text:p>
          </draw:text-box>
        </draw:frame>
        <draw:frame draw:style-name="gr24" draw:layer="layout" svg:width="0.952cm" svg:height="1.02cm" svg:x="16.8cm" svg:y="6.989cm">
          <draw:text-box>
            <text:p>1</text:p>
          </draw:text-box>
        </draw:frame>
        <draw:custom-shape draw:style-name="gr5" draw:text-style-name="P1" draw:layer="layout" svg:width="0.506cm" svg:height="0.509cm" svg:x="17.438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508cm" svg:height="0.51cm" svg:x="17.397cm" svg:y="10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508cm" svg:height="0.51cm" svg:x="20.907cm" svg:y="6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7cm" svg:height="0.51cm" svg:x="20.992cm" svg:y="10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layer="layout" svg:width="2.017cm" svg:height="0.992cm" svg:x="21.583cm" svg:y="6.649cm">
          <draw:text-box>
            <text:p>(1,1)</text:p>
          </draw:text-box>
        </draw:frame>
        <draw:frame draw:style-name="gr26" draw:layer="layout" svg:width="2.054cm" svg:height="0.992cm" svg:x="18.673cm" svg:y="11.577cm">
          <draw:text-box>
            <text:p>XOR</text:p>
          </draw:text-box>
        </draw:frame>
        <draw:line draw:style-name="gr27" draw:text-style-name="P1" draw:layer="layout" svg:x1="1.8cm" svg:y1="5.6cm" svg:x2="8.6cm" svg:y2="11.4cm">
          <text:p/>
        </draw:line>
        <draw:line draw:style-name="gr27" draw:text-style-name="P1" draw:layer="layout" svg:x1="8.273cm" svg:y1="7.8cm" svg:x2="13.6cm" svg:y2="12.382cm">
          <text:p/>
        </draw:line>
        <draw:frame draw:style-name="gr2" draw:layer="layout" svg:width="0.853cm" svg:height="0.963cm" svg:x="19.2cm" svg:y="8.4cm">
          <draw:text-box>
            <text:p>?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21" draw:text-style-name="P1" xml:id="id6" draw:id="id6" draw:layer="layout" svg:width="0.8cm" svg:height="0.8cm" svg:x="5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8" draw:id="id8" draw:layer="layout" svg:width="0.75cm" svg:height="0.85cm" svg:x="5.2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0" draw:id="id10" draw:layer="layout" svg:width="0.75cm" svg:height="0.675cm" svg:x="5.25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.35cm" svg:height="1.25cm" svg:x="10.2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1.35cm" svg:height="1.25cm" svg:x="10.2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1.35cm" svg:height="1.25cm" svg:x="10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35cm" svg:height="1.25cm" svg:x="15.4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1.35cm" svg:height="1.25cm" svg:x="15.4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cm" svg:y1="7.7cm" svg:x2="10.2cm" svg:y2="7.375cm" draw:start-shape="id6" draw:start-glue-point="10" draw:end-shape="id7" draw:end-glue-point="6" svg:d="m6000 7700 4200-325">
          <text:p/>
        </draw:connector>
        <draw:connector draw:style-name="gr7" draw:text-style-name="P1" draw:layer="layout" draw:type="line" svg:x1="6cm" svg:y1="10.125cm" svg:x2="10.2cm" svg:y2="9.975cm" draw:start-shape="id8" draw:start-glue-point="10" draw:end-shape="id9" svg:d="m6000 10125 4200-150">
          <text:p/>
        </draw:connector>
        <draw:connector draw:style-name="gr7" draw:text-style-name="P1" draw:layer="layout" draw:type="line" svg:x1="6cm" svg:y1="12.388cm" svg:x2="10.2cm" svg:y2="12.825cm" draw:start-shape="id10" draw:start-glue-point="10" draw:end-shape="id11" draw:end-glue-point="6" svg:d="m6000 12388 4200 437">
          <text:p/>
        </draw:connector>
        <draw:connector draw:style-name="gr7" draw:text-style-name="P1" draw:layer="layout" draw:type="line" svg:x1="6cm" svg:y1="7.7cm" svg:x2="10.397cm" svg:y2="9.533cm" draw:start-shape="id6" draw:start-glue-point="10" draw:end-shape="id9" draw:end-glue-point="5" svg:d="m6000 7700 4397 1833">
          <text:p/>
        </draw:connector>
        <draw:connector draw:style-name="gr7" draw:text-style-name="P1" draw:layer="layout" draw:type="line" svg:x1="6cm" svg:y1="7.7cm" svg:x2="10.397cm" svg:y2="12.383cm" draw:start-shape="id6" draw:start-glue-point="10" draw:end-shape="id11" draw:end-glue-point="5" svg:d="m6000 7700 4397 4683">
          <text:p/>
        </draw:connector>
        <draw:connector draw:style-name="gr7" draw:text-style-name="P1" draw:layer="layout" draw:type="line" svg:x1="6cm" svg:y1="10.125cm" svg:x2="10.2cm" svg:y2="12.825cm" draw:start-shape="id8" draw:start-glue-point="10" draw:end-shape="id11" draw:end-glue-point="6" svg:d="m6000 10125 4200 2700">
          <text:p/>
        </draw:connector>
        <draw:connector draw:style-name="gr7" draw:text-style-name="P1" draw:layer="layout" draw:type="line" svg:x1="6cm" svg:y1="10.125cm" svg:x2="10.2cm" svg:y2="7.375cm" draw:start-shape="id8" draw:start-glue-point="10" draw:end-shape="id7" draw:end-glue-point="6" svg:d="m6000 10125 4200-2750">
          <text:p/>
        </draw:connector>
        <draw:connector draw:style-name="gr7" draw:text-style-name="P1" draw:layer="layout" draw:type="line" svg:x1="6cm" svg:y1="12.388cm" svg:x2="10.2cm" svg:y2="7.375cm" draw:start-shape="id10" draw:start-glue-point="10" draw:end-shape="id7" draw:end-glue-point="6" svg:d="m6000 12388 4200-5013">
          <text:p/>
        </draw:connector>
        <draw:connector draw:style-name="gr7" draw:text-style-name="P1" draw:layer="layout" draw:type="line" svg:x1="6cm" svg:y1="12.388cm" svg:x2="10.2cm" svg:y2="9.975cm" draw:start-shape="id10" draw:start-glue-point="10" draw:end-shape="id9" draw:end-glue-point="6" svg:d="m6000 12388 4200-2413">
          <text:p/>
        </draw:connector>
        <draw:connector draw:style-name="gr7" draw:text-style-name="P1" draw:layer="layout" draw:type="line" svg:x1="11.55cm" svg:y1="7.375cm" svg:x2="15.45cm" svg:y2="8.375cm" draw:start-shape="id7" draw:start-glue-point="10" draw:end-shape="id12" draw:end-glue-point="6" svg:d="m11550 7375 3900 1000">
          <text:p/>
        </draw:connector>
        <draw:connector draw:style-name="gr7" draw:text-style-name="P1" draw:layer="layout" draw:type="line" svg:x1="11.55cm" svg:y1="7.375cm" svg:x2="15.4cm" svg:y2="11.575cm" draw:start-shape="id7" draw:start-glue-point="10" draw:end-shape="id13" draw:end-glue-point="6" svg:d="m11550 7375 3850 4200">
          <text:p/>
        </draw:connector>
        <draw:connector draw:style-name="gr7" draw:text-style-name="P1" draw:layer="layout" draw:type="line" svg:x1="11.55cm" svg:y1="9.975cm" svg:x2="15.45cm" svg:y2="8.375cm" draw:start-shape="id9" draw:start-glue-point="10" draw:end-shape="id12" draw:end-glue-point="6" svg:d="m11550 9975 3900-1600">
          <text:p/>
        </draw:connector>
        <draw:connector draw:style-name="gr7" draw:text-style-name="P1" draw:layer="layout" draw:type="line" svg:x1="11.55cm" svg:y1="9.975cm" svg:x2="15.4cm" svg:y2="11.575cm" draw:start-shape="id9" draw:start-glue-point="10" draw:end-shape="id13" draw:end-glue-point="6" svg:d="m11550 9975 3850 1600">
          <text:p/>
        </draw:connector>
        <draw:connector draw:style-name="gr7" draw:text-style-name="P1" draw:layer="layout" draw:type="line" svg:x1="11.55cm" svg:y1="12.825cm" svg:x2="15.45cm" svg:y2="8.375cm" draw:start-shape="id11" draw:start-glue-point="10" draw:end-shape="id12" svg:d="m11550 12825 3900-4450">
          <text:p/>
        </draw:connector>
        <draw:connector draw:style-name="gr7" draw:text-style-name="P1" draw:layer="layout" draw:type="line" svg:x1="11.55cm" svg:y1="12.825cm" svg:x2="15.4cm" svg:y2="11.575cm" draw:start-shape="id11" draw:start-glue-point="10" draw:end-shape="id13" draw:end-glue-point="6" svg:d="m11550 12825 3850-1250">
          <text:p/>
        </draw:connector>
        <draw:frame draw:style-name="gr2" draw:layer="layout" svg:width="3.692cm" svg:height="1.047cm" svg:x="3.6cm" svg:y="14.353cm">
          <draw:text-box>
            <text:p>輸入層：ai</text:p>
          </draw:text-box>
        </draw:frame>
        <draw:frame draw:style-name="gr2" draw:layer="layout" svg:width="3.904cm" svg:height="1.047cm" svg:x="8.908cm" svg:y="14.4cm">
          <draw:text-box>
            <text:p>隱藏層：ah</text:p>
          </draw:text-box>
        </draw:frame>
        <draw:frame draw:style-name="gr2" draw:layer="layout" svg:width="3.904cm" svg:height="1.047cm" svg:x="14cm" svg:y="14.4cm">
          <draw:text-box>
            <text:p>輸出層：ao</text:p>
          </draw:text-box>
        </draw:frame>
        <draw:frame draw:style-name="gr2" draw:layer="layout" svg:width="3.15cm" svg:height="1.047cm" svg:x="6.4cm" svg:y="6.153cm">
          <draw:text-box>
            <text:p>權重：wi</text:p>
          </draw:text-box>
        </draw:frame>
        <draw:frame draw:style-name="gr2" draw:layer="layout" svg:width="3.362cm" svg:height="1.047cm" svg:x="12cm" svg:y="6.153cm">
          <draw:text-box>
            <text:p>權重：wo</text:p>
          </draw:text-box>
        </draw:frame>
        <draw:custom-shape draw:style-name="gr21" draw:text-style-name="P1" draw:layer="layout" svg:width="0.75cm" svg:height="0.85cm" svg:x="19.3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75cm" svg:height="0.8cm" svg:x="19.3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3.042cm" svg:height="1.759cm" svg:x="18.758cm" svg:y="16cm">
          <draw:text-box>
            <text:p text:style-name="P1">期望輸出</text:p>
            <text:p text:style-name="P1">targets</text:p>
          </draw:text-box>
        </draw:frame>
        <draw:frame draw:style-name="gr29" draw:layer="layout" svg:width="1.84cm" svg:height="0.963cm" svg:x="17.16cm" svg:y="11.637cm">
          <draw:text-box>
            <text:p>error</text:p>
          </draw:text-box>
        </draw:frame>
        <draw:frame draw:style-name="gr2" draw:text-style-name="P1" draw:layer="layout" svg:width="3.042cm" svg:height="1.759cm" svg:x="3.8cm" svg:y="16cm">
          <draw:text-box>
            <text:p text:style-name="P1">訓練輸入</text:p>
            <text:p text:style-name="P1">inputs</text:p>
          </draw:text-box>
        </draw:frame>
        <draw:line draw:style-name="gr30" draw:text-style-name="P1" draw:layer="layout" svg:x1="18cm" svg:y1="5.6cm" svg:x2="18cm" svg:y2="11.4cm">
          <text:p/>
        </draw:line>
        <draw:frame draw:style-name="gr31" draw:layer="layout" svg:width="1.238cm" svg:height="0.625cm" svg:x="4.4cm" svg:y="15.4cm">
          <draw:text-box>
            <text:p>=</text:p>
          </draw:text-box>
        </draw:frame>
        <draw:line draw:style-name="gr7" draw:text-style-name="P1" draw:layer="layout" svg:x1="17.2cm" svg:y1="14.5cm" svg:x2="18cm" svg:y2="14cm">
          <text:p/>
        </draw:line>
        <draw:line draw:style-name="gr7" draw:text-style-name="P1" draw:layer="layout" svg:x1="20cm" svg:y1="15.8cm" svg:x2="18.6cm" svg:y2="14cm">
          <text:p/>
        </draw:line>
        <draw:custom-shape draw:style-name="gr32" draw:text-style-name="P1" draw:layer="layout" svg:width="0.8cm" svg:height="0.8cm" svg:x="17.8cm" svg:y="13.2cm">
          <text:p text:style-name="P1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2cm" svg:y1="13.2cm" svg:x2="18.2cm" svg:y2="12.4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custom-shape draw:style-name="gr4" draw:text-style-name="P1" draw:layer="layout" svg:width="5.424cm" svg:height="2.967cm" svg:x="5.176cm" svg:y="8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5" draw:text-style-name="P1" draw:layer="layout" svg:width="2.2cm" svg:height="2cm" svg:x="5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67cm" svg:height="0.963cm" svg:x="3.033cm" svg:y="6.8cm">
          <draw:text-box>
            <text:p text:style-name="P3"><text:span text:style-name="T2">x1</text:span></text:p>
          </draw:text-box>
        </draw:frame>
        <draw:frame draw:style-name="gr6" draw:text-style-name="P2" draw:layer="layout" svg:width="1.133cm" svg:height="1.118cm" svg:x="2.633cm" svg:y="11.836cm">
          <draw:text-box>
            <text:p text:style-name="P3"><text:span text:style-name="T2">xk</text:span></text:p>
          </draw:text-box>
        </draw:frame>
        <draw:line draw:style-name="gr7" draw:text-style-name="P1" draw:layer="layout" svg:x1="4.1cm" svg:y1="8.2cm" svg:x2="6.1cm" svg:y2="9.6cm">
          <text:p/>
        </draw:line>
        <draw:line draw:style-name="gr7" draw:text-style-name="P1" draw:layer="layout" svg:x1="4cm" svg:y1="12cm" svg:x2="6.1cm" svg:y2="10.8cm">
          <text:p/>
        </draw:line>
        <draw:frame draw:style-name="gr2" draw:text-style-name="P3" draw:layer="layout" svg:width="1.298cm" svg:height="0.963cm" svg:x="4.302cm" svg:y="7.637cm">
          <draw:text-box>
            <text:p text:style-name="P3"><text:span text:style-name="T3">w1</text:span></text:p>
          </draw:text-box>
        </draw:frame>
        <draw:frame draw:style-name="gr2" draw:text-style-name="P3" draw:layer="layout" svg:width="1.264cm" svg:height="0.963cm" svg:x="3.902cm" svg:y="10.737cm">
          <draw:text-box>
            <text:p text:style-name="P3"><text:span text:style-name="T3">wk</text:span></text:p>
          </draw:text-box>
        </draw:frame>
        <draw:line draw:style-name="gr7" draw:text-style-name="P1" draw:layer="layout" svg:x1="8.1cm" svg:y1="10.2cm" svg:x2="11.4cm" svg:y2="10.2cm">
          <text:p/>
        </draw:line>
        <draw:frame draw:style-name="gr2" draw:text-style-name="P4" draw:layer="layout" svg:width="8.582cm" svg:height="1.047cm" svg:x="3.382cm" svg:y="12.706cm">
          <draw:text-box>
            <text:p text:style-name="P4"><text:span text:style-name="T4">(a) </text:span><text:span text:style-name="T4">單層感知器的一個神經元</text:span></text:p>
          </draw:text-box>
        </draw:frame>
        <draw:frame draw:style-name="gr10" draw:text-style-name="P1" draw:layer="layout" svg:width="0.752cm" svg:height="0.79cm" svg:x="6.566cm" svg:y="9.833cm">
          <draw:image xlink:href="Pictures/2000000A000001D7000001EF8960751A.svm" xlink:type="simple" xlink:show="embed" xlink:actuate="onLoad">
            <text:p/>
          </draw:image>
        </draw:frame>
        <draw:custom-shape draw:style-name="gr5" draw:text-style-name="P1" draw:layer="layout" svg:width="1.374cm" svg:height="1.2cm" svg:x="8.626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8.626cm" svg:y1="10.6cm" svg:x2="9.2cm" svg:y2="10.6cm">
          <text:p/>
        </draw:line>
        <draw:line draw:style-name="gr13" draw:text-style-name="P1" draw:layer="layout" svg:x1="9.2cm" svg:y1="9.8cm" svg:x2="10cm" svg:y2="9.8cm">
          <text:p/>
        </draw:line>
        <draw:line draw:style-name="gr13" draw:text-style-name="P1" draw:layer="layout" svg:x1="9.2cm" svg:y1="9.8cm" svg:x2="9.2cm" svg:y2="10.6cm">
          <text:p/>
        </draw:line>
        <draw:frame draw:style-name="gr2" draw:layer="layout" svg:width="0.811cm" svg:height="0.963cm" svg:x="11.389cm" svg:y="9.637cm">
          <draw:text-box>
            <text:p>y</text:p>
          </draw:text-box>
        </draw:frame>
        <draw:frame draw:style-name="gr33" draw:text-style-name="P1" draw:layer="layout" svg:width="5.048cm" svg:height="1.65cm" svg:x="6cm" svg:y="6.2cm">
          <draw:image xlink:href="Pictures/2000009200000C55000004086C2B9366.svm" xlink:type="simple" xlink:show="embed" xlink:actuate="onLoad">
            <text:p/>
          </draw:image>
        </draw:frame>
        <draw:frame draw:style-name="gr2" draw:layer="layout" svg:width="1.035cm" svg:height="0.963cm" svg:x="3.79cm" svg:y="9.4cm">
          <draw:text-box>
            <text:p>...</text:p>
          </draw:text-box>
        </draw:frame>
        <draw:custom-shape draw:style-name="gr4" draw:text-style-name="P1" draw:layer="layout" svg:width="5.424cm" svg:height="2.967cm" svg:x="15.343cm" svg:y="8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2cm" svg:height="2cm" svg:x="16.06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86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76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67cm" svg:height="0.963cm" svg:x="13.2cm" svg:y="6.8cm">
          <draw:text-box>
            <text:p text:style-name="P3"><text:span text:style-name="T2">x1</text:span></text:p>
          </draw:text-box>
        </draw:frame>
        <draw:frame draw:style-name="gr6" draw:text-style-name="P2" draw:layer="layout" svg:width="1.133cm" svg:height="1.118cm" svg:x="12.8cm" svg:y="11.836cm">
          <draw:text-box>
            <text:p text:style-name="P3"><text:span text:style-name="T2">xk</text:span></text:p>
          </draw:text-box>
        </draw:frame>
        <draw:line draw:style-name="gr7" draw:text-style-name="P1" draw:layer="layout" svg:x1="14.267cm" svg:y1="8.2cm" svg:x2="16.267cm" svg:y2="9.6cm">
          <text:p/>
        </draw:line>
        <draw:line draw:style-name="gr7" draw:text-style-name="P1" draw:layer="layout" svg:x1="14.167cm" svg:y1="12cm" svg:x2="16.267cm" svg:y2="10.8cm">
          <text:p/>
        </draw:line>
        <draw:frame draw:style-name="gr2" draw:text-style-name="P3" draw:layer="layout" svg:width="1.298cm" svg:height="0.963cm" svg:x="14.469cm" svg:y="7.637cm">
          <draw:text-box>
            <text:p text:style-name="P3"><text:span text:style-name="T3">w1</text:span></text:p>
          </draw:text-box>
        </draw:frame>
        <draw:frame draw:style-name="gr2" draw:text-style-name="P3" draw:layer="layout" svg:width="1.264cm" svg:height="0.963cm" svg:x="14.069cm" svg:y="10.737cm">
          <draw:text-box>
            <text:p text:style-name="P3"><text:span text:style-name="T3">wk</text:span></text:p>
          </draw:text-box>
        </draw:frame>
        <draw:line draw:style-name="gr7" draw:text-style-name="P1" draw:layer="layout" svg:x1="18.267cm" svg:y1="10.2cm" svg:x2="21.567cm" svg:y2="10.2cm">
          <text:p/>
        </draw:line>
        <draw:frame draw:style-name="gr2" draw:text-style-name="P4" draw:layer="layout" svg:width="8.582cm" svg:height="1.047cm" svg:x="13.549cm" svg:y="12.706cm">
          <draw:text-box>
            <text:p text:style-name="P4"><text:span text:style-name="T4">(b) </text:span><text:span text:style-name="T4">多層感知器的一個神經元</text:span></text:p>
          </draw:text-box>
        </draw:frame>
        <draw:frame draw:style-name="gr10" draw:text-style-name="P1" draw:layer="layout" svg:width="0.752cm" svg:height="0.79cm" svg:x="16.733cm" svg:y="9.833cm">
          <draw:image xlink:href="Pictures/2000000A000001D7000001EF8960751A.svm" xlink:type="simple" xlink:show="embed" xlink:actuate="onLoad">
            <text:p/>
          </draw:image>
        </draw:frame>
        <draw:custom-shape draw:style-name="gr5" draw:text-style-name="P1" xml:id="id14" draw:id="id14" draw:layer="layout" svg:width="1.374cm" svg:height="1.2cm" svg:x="18.793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0.811cm" svg:height="0.963cm" svg:x="21.556cm" svg:y="9.637cm">
          <draw:text-box>
            <text:p>y</text:p>
          </draw:text-box>
        </draw:frame>
        <draw:frame draw:style-name="gr2" draw:layer="layout" svg:width="1.035cm" svg:height="0.963cm" svg:x="13.957cm" svg:y="9.4cm">
          <draw:text-box>
            <text:p>...</text:p>
          </draw:text-box>
        </draw:frame>
        <draw:frame draw:style-name="gr34" draw:text-style-name="P1" draw:layer="layout" svg:width="5.968cm" svg:height="1.65cm" svg:x="16.167cm" svg:y="6.2cm">
          <draw:image xlink:href="Pictures/200000AA00000E93000004084BB7DB8E.svm" xlink:type="simple" xlink:show="embed" xlink:actuate="onLoad">
            <text:p/>
          </draw:image>
        </draw:frame>
        <draw:connector draw:style-name="gr35" draw:text-style-name="P1" draw:layer="layout" draw:type="curve" svg:x1="20.167cm" svg:y1="10.2cm" svg:x2="20.167cm" svg:y2="10.2cm" draw:start-shape="id14" draw:end-shape="id14" svg:d="m20167 10200">
          <text:p/>
        </draw:connector>
        <draw:connector draw:style-name="gr35" draw:text-style-name="P1" draw:layer="layout" draw:type="curve" svg:x1="20.167cm" svg:y1="10.2cm" svg:x2="20.167cm" svg:y2="10.2cm" draw:start-shape="id14" draw:end-shape="id14" svg:d="m20167 10200">
          <text:p/>
        </draw:connector>
        <draw:path draw:style-name="gr36" draw:text-style-name="P1" draw:layer="layout" svg:width="1.458cm" svg:height="0.858cm" svg:x="18.793cm" svg:y="9.8cm" svg:viewBox="0 0 1459 859" svg:d="m0 855c187-41 408 95 560-131 139-207 143-551 339-675 158-100 350-15 526-21h34">
          <text:p/>
        </draw:path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1cm" svg:stroke-color="#333333" draw:marker-start-width="0.35cm" draw:marker-start-center="false" draw:marker-end-width="0.35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4T10:14:37.97</meta:creation-date>
    <dc:date>2014-03-12T15:58:08.49</dc:date>
    <meta:editing-duration>PT16H24M59S</meta:editing-duration>
    <meta:editing-cycles>13</meta:editing-cycles>
    <meta:generator>LibreOffice/3.5$Windows_x86 LibreOffice_project/7122e39-92ed229-498d286-15e43b4-d70da21</meta:generator>
    <meta:document-statistic meta:object-count="234"/>
  </office:meta>
</office:document-meta>
</file>